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1" draw:id="id1" draw:layer="layout" svg:width="6.604cm" svg:height="2.794cm" svg:x="10.414cm" svg:y="0.762cm">
          <text:p text:style-name="P1">Abstract robot</text:p>
          <draw:enhanced-geometry svg:viewBox="0 0 21600 21600" draw:type="rectangle" draw:enhanced-path="M 0 0 L 21600 0 21600 21600 0 21600 0 0 Z N"/>
        </draw:custom-shape>
        <draw:custom-shape draw:style-name="gr1" draw:text-style-name="P1" xml:id="id2" draw:id="id2" draw:layer="layout" svg:width="7.112cm" svg:height="2.54cm" svg:x="1.124cm" svg:y="5.558cm">
          <text:p text:style-name="P1">Robot from DH</text:p>
          <draw:enhanced-geometry svg:viewBox="0 0 21600 21600" draw:type="rectangle" draw:enhanced-path="M 0 0 L 21600 0 21600 21600 0 21600 0 0 Z N"/>
        </draw:custom-shape>
        <draw:custom-shape draw:style-name="gr1" draw:text-style-name="P1" xml:id="id3" draw:id="id3" draw:layer="layout" svg:width="7.212cm" svg:height="2.54cm" svg:x="10.168cm" svg:y="5.458cm">
          <text:p text:style-name="P1">Robot from urdf</text:p>
          <draw:enhanced-geometry svg:viewBox="0 0 21600 21600" draw:type="rectangle" draw:enhanced-path="M 0 0 L 21600 0 21600 21600 0 21600 0 0 Z N"/>
        </draw:custom-shape>
        <draw:custom-shape draw:style-name="gr1" draw:text-style-name="P1" xml:id="id4" draw:id="id4" draw:layer="layout" svg:width="6.35cm" svg:height="2.54cm" svg:x="20.066cm" svg:y="5.458cm">
          <text:p text:style-name="P1">iCubSim</text:p>
          <draw:enhanced-geometry svg:viewBox="0 0 21600 21600" draw:type="rectangle" draw:enhanced-path="M 0 0 L 21600 0 21600 21600 0 21600 0 0 Z N"/>
        </draw:custom-shape>
        <draw:custom-shape draw:style-name="gr1" draw:text-style-name="P1" xml:id="id5" draw:id="id5" draw:layer="layout" svg:width="7.366cm" svg:height="2.232cm" svg:x="10.16cm" svg:y="11.246cm">
          <text:p text:style-name="P1">Whole system</text:p>
          <draw:enhanced-geometry svg:viewBox="0 0 21600 21600" draw:type="rectangle" draw:enhanced-path="M 0 0 L 21600 0 21600 21600 0 21600 0 0 Z N"/>
        </draw:custom-shape>
        <draw:connector draw:style-name="gr2" draw:text-style-name="P1" draw:layer="layout" draw:type="lines" svg:x1="13.716cm" svg:y1="3.556cm" svg:x2="4.68cm" svg:y2="5.558cm" draw:start-shape="id1" draw:start-glue-point="2" draw:end-shape="id2" draw:end-glue-point="0" svg:d="M13716 3556v501l-9036 1000v501" svg:viewBox="0 0 9037 2003">
          <text:p/>
        </draw:connector>
        <draw:connector draw:style-name="gr2" draw:text-style-name="P1" draw:layer="layout" draw:type="lines" svg:x1="13.716cm" svg:y1="3.556cm" svg:x2="13.774cm" svg:y2="5.458cm" draw:start-shape="id1" draw:start-glue-point="2" draw:end-shape="id3" draw:end-glue-point="0" svg:d="M13716 3556v501l58 900v501" svg:viewBox="0 0 59 1903">
          <text:p/>
        </draw:connector>
        <draw:connector draw:style-name="gr2" draw:text-style-name="P1" draw:layer="layout" draw:type="lines" svg:x1="13.716cm" svg:y1="3.556cm" svg:x2="23.241cm" svg:y2="5.458cm" draw:start-shape="id1" draw:start-glue-point="2" draw:end-shape="id4" draw:end-glue-point="0" svg:d="M13716 3556v501l9525 900v501" svg:viewBox="0 0 9526 1903">
          <text:p/>
        </draw:connector>
        <draw:connector draw:style-name="gr2" draw:text-style-name="P1" draw:layer="layout" draw:type="lines" svg:x1="4.68cm" svg:y1="8.098cm" svg:x2="13.843cm" svg:y2="11.246cm" draw:start-shape="id2" draw:start-glue-point="2" draw:end-shape="id5" draw:end-glue-point="0" svg:d="M4680 8098v501l9163 2146v501" svg:viewBox="0 0 9164 3149">
          <text:p/>
        </draw:connector>
        <draw:connector draw:style-name="gr2" draw:text-style-name="P1" draw:layer="layout" draw:type="lines" svg:x1="13.774cm" svg:y1="7.998cm" svg:x2="13.843cm" svg:y2="11.246cm" draw:start-shape="id3" draw:start-glue-point="2" draw:end-shape="id5" draw:end-glue-point="0" svg:d="M13774 7998v501l69 2246v501" svg:viewBox="0 0 70 3249">
          <text:p/>
        </draw:connector>
        <draw:connector draw:style-name="gr2" draw:text-style-name="P1" draw:layer="layout" draw:type="lines" svg:x1="23.241cm" svg:y1="7.998cm" svg:x2="13.843cm" svg:y2="11.246cm" draw:start-shape="id4" draw:start-glue-point="2" draw:end-shape="id5" draw:end-glue-point="0" svg:d="M23241 7998v501l-9398 2246v501" svg:viewBox="0 0 9399 3249">
          <text:p/>
        </draw:connector>
        <draw:custom-shape draw:style-name="gr1" draw:text-style-name="P1" xml:id="id6" draw:id="id6" draw:layer="layout" svg:width="7.366cm" svg:height="2.232cm" svg:x="5.46cm" svg:y="14.546cm">
          <text:p text:style-name="P1">controller</text:p>
          <draw:enhanced-geometry svg:viewBox="0 0 21600 21600" draw:type="rectangle" draw:enhanced-path="M 0 0 L 21600 0 21600 21600 0 21600 0 0 Z N"/>
        </draw:custom-shape>
        <draw:custom-shape draw:style-name="gr1" draw:text-style-name="P1" xml:id="id7" draw:id="id7" draw:layer="layout" svg:width="7.366cm" svg:height="2.232cm" svg:x="13.46cm" svg:y="18.246cm">
          <text:p text:style-name="P1">Simulator</text:p>
          <draw:enhanced-geometry svg:viewBox="0 0 21600 21600" draw:type="rectangle" draw:enhanced-path="M 0 0 L 21600 0 21600 21600 0 21600 0 0 Z N"/>
        </draw:custom-shape>
        <draw:connector draw:style-name="gr2" draw:text-style-name="P1" draw:layer="layout" draw:type="lines" svg:x1="13.843cm" svg:y1="13.478cm" svg:x2="9.143cm" svg:y2="14.546cm" draw:start-shape="id5" draw:start-glue-point="2" draw:end-shape="id6" draw:end-glue-point="0" svg:d="M13843 13478v501l-4700 66v501" svg:viewBox="0 0 4701 1069">
          <text:p/>
        </draw:connector>
        <draw:connector draw:style-name="gr2" draw:text-style-name="P1" draw:layer="layout" draw:type="lines" svg:x1="13.843cm" svg:y1="13.478cm" svg:x2="17.143cm" svg:y2="18.246cm" draw:start-shape="id5" draw:start-glue-point="2" draw:end-shape="id7" draw:end-glue-point="0" svg:d="M13843 13478v501l3300 3766v501" svg:viewBox="0 0 3301 4769">
          <text:p/>
        </draw:connector>
        <draw:connector draw:style-name="gr2" draw:text-style-name="P1" draw:layer="layout" draw:type="lines" svg:x1="9.143cm" svg:y1="16.778cm" svg:x2="13.46cm" svg:y2="19.362cm" draw:start-shape="id6" draw:start-glue-point="2" draw:end-shape="id7" svg:d="M9143 16778v501l3816 2083h501" svg:viewBox="0 0 4318 2585">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Note finali</text:p>
          </draw:text-box>
        </draw:frame>
        <draw:frame presentation:style-name="pr3" draw:layer="layout" svg:width="25.199cm" svg:height="12.179cm" svg:x="1.4cm" svg:y="4.914cm" presentation:class="outline">
          <draw:text-box>
            <text:list text:style-name="L2">
              <text:list-item>
                <text:p>Occorre estrarre dalla cartella class tutte le classi che concorrono alla ottimizzazione perche quelle sono cose che possono essere usate seperatamente</text:p>
              </text:list-item>
            </text:list>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Struttura delle classi (0)</text:p>
          </draw:text-box>
        </draw:frame>
        <draw:frame presentation:style-name="pr3" draw:layer="layout" svg:width="25.199cm" svg:height="12.179cm" svg:x="1.4cm" svg:y="4.914cm" presentation:class="outline" presentation:user-transformed="true">
          <draw:text-box>
            <text:list text:style-name="L2">
              <text:list-item>
                <text:p>Abstract Robot</text:p>
                <text:list>
                  <text:list-item>
                    <text:p>In questa classe voglio creare una unica interfaccia per tutti I tipi di robot che vogliono essere controllati nel simulatore (in abstract uniformo l accesso alla dinamica alla cinematica dei robot in uso). Qui va gestito fixed versus floating</text:p>
                  </text:list-item>
                </text:list>
              </text:list-item>
              <text:list-item>
                <text:p>Robot from DH</text:p>
                <text:list>
                  <text:list-item>
                    <text:p>Qui uso essenzialmente il toolbox di corke e le routine per generare il codice c dei robot in tempo reale di malzern</text:p>
                  </text:list-item>
                </text:list>
                <text:p><text:s/></text:p>
              </text:list-item>
            </text:list>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draw:text-box>
            <text:p>Struttura delle classi (1)</text:p>
          </draw:text-box>
        </draw:frame>
        <draw:frame presentation:style-name="pr3" draw:layer="layout" svg:width="25.199cm" svg:height="12.179cm" svg:x="1.4cm" svg:y="4.914cm" presentation:class="outline">
          <draw:text-box>
            <text:list text:style-name="L2">
              <text:list-item>
                <text:p>Robot from urdf</text:p>
                <text:list>
                  <text:list-item>
                    <text:p>In questa classe voglio usare la funzione che viene messa a disposizione da mex_wholebodymodel per poter importare robot in urdf (sia fixed che floating base)</text:p>
                  </text:list-item>
                </text:list>
              </text:list-item>
              <text:list-item>
                <text:p>IcubSim</text:p>
                <text:list>
                  <text:list-item>
                    <text:p>Questa classe e riservata a iCubSim che e lo stesso icub che viene impiegato nelle simulazioni di matlab (una classe robot speciale per utilizzare I risultati calcolati da matlab dentro gazebo utilizzando il WBtoolbox)</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draw:text-box>
            <text:p>Struttura delle classi (2)</text:p>
          </draw:text-box>
        </draw:frame>
        <draw:frame presentation:style-name="pr3" draw:layer="layout" svg:width="25.199cm" svg:height="12.179cm" svg:x="1.4cm" svg:y="4.914cm" presentation:class="outline">
          <draw:text-box>
            <text:list text:style-name="L2">
              <text:list-item>
                <text:p>Whole system </text:p>
                <text:list>
                  <text:list-item>
                    <text:p>Questa classe viene usata per gestire piu robot interagenti nella stessa scena (voglio rimuovere la classe subchain e provare a gestire I controllori nelle catene cinematiche come per l icub utilizzando dei riferimenti string al link che si vuole controllare). Questa classe interagisce con la classe abstract robot e puo essere usata per gestire floating base o fixed base robot </text:p>
                  </text:list-item>
                  <text:list-item>
                    <text:p><text:s/>Qui rimuovo parti delle matrici dinamiche e jacobiani oppure accoppio matrice dinamiche e jacobiani per gestire sistemi interagenti (diversi robot che per esempio debbono essere trattati insieme perche stanno manipolando oggetti) la parte dei sistemi interagenti puo essere sviluppata succesivamente per ora immaginiamo di caricare un robot per volta </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3T14:39:10.998423804</meta:creation-date>
    <dc:date>2017-03-23T15:03:51.465966958</dc:date>
    <meta:editing-duration>PT13M22S</meta:editing-duration>
    <meta:editing-cycles>8</meta:editing-cycles>
    <meta:generator>LibreOffice/4.2.8.2$Linux_X86_64 LibreOffice_project/420m0$Build-2</meta:generator>
    <meta:document-statistic meta:object-count="55"/>
  </office:meta>
</office:document-meta>
</file>